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e7d" officeooo:paragraph-rsid="0008ee7d"/>
    </style:style>
    <style:style style:name="T1" style:family="text">
      <style:text-properties officeooo:rsid="0009e3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pack <text:span text:style-name="T1">profile</text:span>--&gt; to show all pkgs because sometimes not all of them <text:s/>is shown after catkin_make so to ensure it is visible we use rospack</text:p>
      <text:p text:style-name="Standard"/>
      <text:p text:style-name="Standard">----------------------------------------------------------------------------------------</text:p>
      <text:p text:style-name="Standard"/>
      <text:p text:style-name="Standard">roslaunch diff_robot_description robot_desciption.launch </text:p>
      <text:p text:style-name="Standard"/>
      <text:p text:style-name="Standard">----------------------------------------------------------------------------------------------</text:p>
      <text:p text:style-name="Standard"/>
      <text:p text:style-name="Standard">rosrun rqt_tf_tree rqt_tf_tree </text:p>
      <text:p text:style-name="Standard"/>
      <text:p text:style-name="Standard">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Note :</text:p>
      <text:p text:style-name="P1"/>
      <text:p text:style-name="P1">session 8 part 2 camera real sense 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3:06:52.326232490</meta:creation-date>
    <dc:date>2024-02-02T17:18:22.126585957</dc:date>
    <meta:editing-duration>PT17H2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8" meta:word-count="44" meta:character-count="546" meta:non-whitespace-character-count="504"/>
  </office:meta>
</office:document-meta>
</file>